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cmmi10" style:font-pitch="variable" fo:font-size="32pt" fo:font-style="normal" style:font-size-asian="32pt" style:font-style-asian="normal" style:font-size-complex="32pt" style:font-style-complex="normal"/>
    </style:style>
    <style:style style:name="P3" style:family="paragraph">
      <style:text-properties fo:font-family="'Courier 10 Pitch'" style:font-pitch="fixed" fo:font-size="22pt" style:font-size-asian="22pt" style:font-size-complex="22pt"/>
    </style:style>
    <style:style style:name="T1" style:family="text">
      <style:text-properties fo:font-family="cmmi10" style:font-pitch="variable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88cm" svg:y1="7.305cm" svg:x2="6.269cm" svg:y2="3.35cm">
          <text:p/>
        </draw:line>
        <draw:line draw:style-name="gr1" draw:text-style-name="P1" draw:layer="layout" svg:x1="1.292cm" svg:y1="7.273cm" svg:x2="10.451cm" svg:y2="7.259cm">
          <text:p/>
        </draw:line>
        <draw:line draw:style-name="gr1" draw:text-style-name="P1" draw:layer="layout" svg:x1="2.088cm" svg:y1="8.35cm" svg:x2="2.088cm" svg:y2="0.623cm">
          <text:p/>
        </draw:line>
        <draw:frame draw:style-name="gr2" draw:text-style-name="P2" draw:layer="layout" svg:width="1.145cm" svg:height="1.382cm" svg:x="10.255cm" svg:y="6.518cm">
          <draw:text-box>
            <text:p text:style-name="P2"><text:span text:style-name="T1">x</text:span></text:p>
          </draw:text-box>
        </draw:frame>
        <draw:ellipse draw:style-name="gr3" draw:text-style-name="P1" draw:layer="layout" svg:width="4.667cm" svg:height="3.091cm" svg:x="-1.488cm" svg:y="5.693cm" draw:kind="arc" draw:start-angle="359.93" draw:end-angle="26.83">
          <text:p/>
        </draw:ellipse>
        <draw:frame draw:style-name="gr2" draw:text-style-name="P3" draw:layer="layout" svg:width="4.227cm" svg:height="1.153cm" svg:x="3.1cm" svg:y="6.147cm">
          <draw:text-box>
            <text:p text:style-name="P3">dirAngle</text:p>
          </draw:text-box>
        </draw:frame>
        <draw:frame draw:style-name="gr2" draw:text-style-name="P3" draw:layer="layout" svg:width="3.762cm" svg:height="1.153cm" svg:x="5.388cm" svg:y="2.4cm">
          <draw:text-box>
            <text:p text:style-name="P3">dirVect</text:p>
          </draw:text-box>
        </draw:frame>
        <draw:frame draw:style-name="gr2" draw:text-style-name="P2" draw:layer="layout" svg:width="1.057cm" svg:height="1.382cm" svg:x="0.893cm" svg:y="0.218cm">
          <draw:text-box>
            <text:p text:style-name="P2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ichi Aso</meta:initial-creator>
    <meta:creation-date>2012-11-06T22:09:27</meta:creation-date>
    <dc:date>2012-11-06T22:20:16</dc:date>
    <dc:creator>Yoichi Aso</dc:creator>
    <meta:editing-duration>PT5M31S</meta:editing-duration>
    <meta:editing-cycles>2</meta:editing-cycles>
    <meta:generator>LibreOffice/3.5$Linux_X86_64 LibreOffice_project/350m1$Build-2</meta:generator>
    <meta:document-statistic meta:object-count="8"/>
  </office:meta>
</office:document-meta>
</file>